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Voltage_RSB</text:p>
          </table:table-cell>
          <table:table-cell office:value-type="string" calcext:value-type="string">
            <text:p>Power_RS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91" calcext:value-type="float">
            <text:p>0.3791</text:p>
          </table:table-cell>
          <table:table-cell table:formula="of:=([.B2]^2/[.A2])" office:value-type="float" office:value="0.0014371681" calcext:value-type="float">
            <text:p>0.00143716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2" calcext:value-type="float">
            <text:p>0.682</text:p>
          </table:table-cell>
          <table:table-cell table:formula="of:=([.B3]^2/[.A3])" office:value-type="float" office:value="0.00232562" calcext:value-type="float">
            <text:p>0.002325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048" calcext:value-type="float">
            <text:p>1.048</text:p>
          </table:table-cell>
          <table:table-cell table:formula="of:=([.B4]^2/[.A4])" office:value-type="float" office:value="0.00313801142857143" calcext:value-type="float">
            <text:p>0.00313801142857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33" calcext:value-type="float">
            <text:p>1.333</text:p>
          </table:table-cell>
          <table:table-cell table:formula="of:=([.B5]^2/[.A5])" office:value-type="float" office:value="0.003553778" calcext:value-type="float">
            <text:p>0.00355377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563" calcext:value-type="float">
            <text:p>1.563</text:p>
          </table:table-cell>
          <table:table-cell table:formula="of:=([.B6]^2/[.A6])" office:value-type="float" office:value="0.00375841384615385" calcext:value-type="float">
            <text:p>0.003758413846153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48" calcext:value-type="float">
            <text:p>1.748</text:p>
          </table:table-cell>
          <table:table-cell table:formula="of:=([.B7]^2/[.A7])" office:value-type="float" office:value="0.00381938" calcext:value-type="float">
            <text:p>0.003819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825" calcext:value-type="float">
            <text:p>1.825</text:p>
          </table:table-cell>
          <table:table-cell table:formula="of:=[.B8]^2/[.A8]" office:value-type="float" office:value="0.00382390929965557" calcext:value-type="float">
            <text:p>0.003823909299655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903" calcext:value-type="float">
            <text:p>1.903</text:p>
          </table:table-cell>
          <table:table-cell table:formula="of:=([.B9]^2/[.A9])" office:value-type="float" office:value="0.00381200947368421" calcext:value-type="float">
            <text:p>0.003812009473684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115" calcext:value-type="float">
            <text:p>2.115</text:p>
          </table:table-cell>
          <table:table-cell table:formula="of:=([.B10]^2/[.A10])" office:value-type="float" office:value="0.0037276875" calcext:value-type="float">
            <text:p>0.00372768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317" calcext:value-type="float">
            <text:p>2.317</text:p>
          </table:table-cell>
          <table:table-cell table:formula="of:=([.B11]^2/[.A11])" office:value-type="float" office:value="0.00357899266666667" calcext:value-type="float">
            <text:p>0.003578992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35" calcext:value-type="float">
            <text:p>2.535</text:p>
          </table:table-cell>
          <table:table-cell table:formula="of:=([.B12]^2/[.A12])" office:value-type="float" office:value="0.0032131125" calcext:value-type="float">
            <text:p>0.00321311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819" calcext:value-type="float">
            <text:p>2.819</text:p>
          </table:table-cell>
          <table:table-cell table:formula="of:=([.B13]^2/[.A13])" office:value-type="float" office:value="0.00264892033333333" calcext:value-type="float">
            <text:p>0.002648920333333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104" calcext:value-type="float">
            <text:p>3.104</text:p>
          </table:table-cell>
          <table:table-cell table:formula="of:=([.B14]^2/[.A14])" office:value-type="float" office:value="0.0019269632" calcext:value-type="float">
            <text:p>0.00192696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233" calcext:value-type="float">
            <text:p>3.233</text:p>
          </table:table-cell>
          <table:table-cell table:formula="of:=([.B15]^2/[.A15])" office:value-type="float" office:value="0.00149318414285714" calcext:value-type="float">
            <text:p>0.001493184142857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41" calcext:value-type="float">
            <text:p>3.341</text:p>
          </table:table-cell>
          <table:table-cell table:formula="of:=([.B16]^2/[.A16])" office:value-type="float" office:value="0.0011162281" calcext:value-type="float">
            <text:p>0.0011162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5:46:34.412501675</meta:creation-date>
    <dc:date>2022-11-15T16:48:38.025212365</dc:date>
    <meta:editing-duration>PT21M13S</meta:editing-duration>
    <meta:editing-cycles>1</meta:editing-cycles>
    <meta:document-statistic meta:table-count="1" meta:cell-count="48" meta:object-count="0"/>
    <meta:generator>LibreOffice/7.3.6.2$Linux_X86_64 LibreOffice_project/30$Build-2</meta:generator>
  </office:meta>
</office:document-meta>
</file>